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1.0543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173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6453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0.8929in"/>
    </style:style>
    <style:style style:name="co11" style:family="table-column">
      <style:table-column-properties fo:break-before="auto" style:column-width="0.6665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071in solid #000000" fo:border-top="0.0138in solid #000000"/>
      <style:paragraph-properties fo:text-align="center" fo:margin-left="0in"/>
    </style:style>
    <style:style style:name="ce2" style:family="table-cell" style:parent-style-name="Default">
      <style:table-cell-properties fo:border-bottom="0.0138in solid #000000" fo:background-color="#cccccc" style:text-align-source="fix" style:repeat-content="false" fo:border-left="0.0138in solid #000000" fo:border-right="0.0071in solid #000000" fo:border-top="0.0138in solid #000000"/>
      <style:paragraph-properties fo:text-align="center" fo:margin-left="0in"/>
    </style:style>
    <style:style style:name="ce3" style:family="table-cell" style:parent-style-name="Default">
      <style:table-cell-properties fo:border-bottom="0.0138in solid #000000" fo:background-color="#94bd5e" style:text-align-source="fix" style:repeat-content="false" fo:border-left="0.0138in solid #000000" fo:border-right="0.0071in solid #000000" fo:border-top="0.0138in solid #000000"/>
      <style:paragraph-properties fo:text-align="center" fo:margin-left="0in"/>
    </style:style>
    <style:style style:name="ce4" style:family="table-cell" style:parent-style-name="Default">
      <style:table-cell-properties fo:border-bottom="0.0138in solid #000000" fo:background-color="#ffcc99" style:text-align-source="fix" style:repeat-content="false" fo:border-left="0.0138in solid #000000" fo:border-right="0.0071in solid #000000" fo:border-top="0.0138in solid #000000"/>
      <style:paragraph-properties fo:text-align="center" fo:margin-left="0in"/>
    </style:style>
    <style:style style:name="ce5" style:family="table-cell" style:parent-style-name="Default">
      <style:table-cell-properties fo:border-bottom="0.0071in solid #000000" style:text-align-source="fix" style:repeat-content="false" fo:background-color="transparent" fo:border-left="0.0071in solid #000000" fo:border-right="0.0071in solid #000000" fo:border-top="0.0138in solid #000000"/>
      <style:paragraph-properties fo:text-align="center" fo:margin-left="0in"/>
    </style:style>
    <style:style style:name="ce6" style:family="table-cell" style:parent-style-name="Default">
      <style:table-cell-properties fo:border-bottom="0.0071in solid #000000" fo:background-color="#94bd5e" style:text-align-source="fix" style:repeat-content="false" fo:border-left="0.0071in solid #000000" fo:border-right="0.0071in solid #000000" fo:border-top="0.0138in solid #000000"/>
      <style:paragraph-properties fo:text-align="center" fo:margin-left="0in"/>
    </style:style>
    <style:style style:name="ce7" style:family="table-cell" style:parent-style-name="Default">
      <style:table-cell-properties fo:background-color="#7da647" style:text-align-source="fix" style:repeat-content="false" fo:border="0.0071in solid #000000"/>
      <style:paragraph-properties fo:text-align="center" fo:margin-left="0in"/>
    </style:style>
    <style:style style:name="ce8" style:family="table-cell" style:parent-style-name="Default">
      <style:table-cell-properties fo:background-color="#7da647" fo:border="0.0071in solid #000000"/>
    </style:style>
    <style:style style:name="ce9" style:family="table-cell" style:parent-style-name="Default">
      <style:table-cell-properties fo:background-color="#ff9966" fo:border="0.0071in solid #000000"/>
    </style:style>
    <style:style style:name="ce10" style:family="table-cell" style:parent-style-name="Default">
      <style:table-cell-properties fo:border-bottom="0.0071in solid #000000" fo:background-color="#ffcc99" style:text-align-source="fix" style:repeat-content="false" fo:border-left="0.0071in solid #000000" fo:border-right="0.0071in solid #000000" fo:border-top="0.0138in solid #000000"/>
      <style:paragraph-properties fo:text-align="center" fo:margin-left="0in"/>
    </style:style>
    <style:style style:name="ce11" style:family="table-cell" style:parent-style-name="Default">
      <style:table-cell-properties fo:background-color="#7da647"/>
    </style:style>
    <style:style style:name="ce12" style:family="table-cell" style:parent-style-name="Default">
      <style:table-cell-properties fo:background-color="#ff9966"/>
    </style:style>
    <style:style style:name="ce13" style:family="table-cell" style:parent-style-name="Default">
      <style:table-cell-properties fo:border-bottom="0.0071in solid #000000" style:text-align-source="fix" style:repeat-content="false" fo:background-color="transparent" fo:border-left="0.0071in solid #000000" fo:border-right="0.0138in solid #000000" fo:border-top="0.0138in solid #000000"/>
      <style:paragraph-properties fo:text-align="center" fo:margin-left="0in"/>
    </style:style>
    <style:style style:name="ce14" style:family="table-cell" style:parent-style-name="Default">
      <style:table-cell-properties fo:border-bottom="0.0071in solid #000000" fo:background-color="#ffcc99" style:text-align-source="fix" style:repeat-content="false" fo:border-left="0.0071in solid #000000" fo:border-right="0.0138in solid #000000" fo:border-top="0.0138in solid #000000"/>
      <style:paragraph-properties fo:text-align="center" fo:margin-left="0in"/>
    </style:style>
    <style:style style:name="ce15" style:family="table-cell" style:parent-style-name="Default">
      <style:table-cell-properties fo:border-bottom="0.0071in solid #000000" fo:background-color="#ff9966" fo:border-left="0.0071in solid #000000" fo:border-right="0.0138in solid #000000" fo:border-top="0.0071in solid #000000"/>
    </style:style>
    <style:style style:name="ce16" style:family="table-cell" style:parent-style-name="Default">
      <style:table-cell-properties fo:background-color="transparent"/>
    </style:style>
    <style:style style:name="gr1" style:family="graphic">
      <style:graphic-properties draw:marker-start="Arrowheads_20_1" draw:marker-start-width="0.0787in" draw:marker-start-center="false" draw:fill="solid" draw:fill-color="#ffffc0" fo:min-height="0.206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fo:min-height="0.206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zxx" style:country-asian="none" style:font-style-asian="normal" style:font-weight-asian="normal" style:font-name-complex="Nimbus Sans 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zxx" style:country-asian="none" style:font-style-asian="normal" style:font-weight-asian="normal" style:font-name-complex="Nimbus Sans 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8"/>
        <table:table-column table:style-name="co8" table:number-columns-repeated="4" table:default-cell-style-name="ce9"/>
        <table:table-column table:style-name="co1" table:default-cell-style-name="ce9"/>
        <table:table-column table:style-name="co9" table:default-cell-style-name="ce9"/>
        <table:table-column table:style-name="co10" table:default-cell-style-name="ce15"/>
        <table:table-column table:style-name="co11" table:default-cell-style-name="Default"/>
        <table:table-column table:style-name="co6" table:default-cell-style-name="Default"/>
        <table:table-row table:style-name="ro1">
          <table:table-cell/>
          <table:table-cell table:style-name="ce1"/>
          <table:table-cell table:style-name="ce5" table:number-columns-repeated="11"/>
          <table:table-cell table:style-name="ce13"/>
          <table:table-cell table:style-name="ce16"/>
          <table:table-cell/>
        </table:table-row>
        <table:table-row table:style-name="ro1">
          <table:table-cell/>
          <table:table-cell table:style-name="ce2" office:value-type="string">
            <text:p>Met called in</text:p>
          </table:table-cell>
          <table:table-cell table:style-name="ce6" office:value-type="string">
            <text:p>Unit</text:p>
          </table:table-cell>
          <table:table-cell table:style-name="ce6" office:value-type="string">
            <text:p>Register</text:p>
          </table:table-cell>
          <table:table-cell table:style-name="ce6" office:value-type="string">
            <text:p>Register file</text:p>
          </table:table-cell>
          <table:table-cell table:style-name="ce6" office:value-type="string">
            <text:p>Fifo</text:p>
          </table:table-cell>
          <table:table-cell table:style-name="ce6" office:value-type="string">
            <text:p>Memory</text:p>
          </table:table-cell>
          <table:table-cell table:style-name="ce6" office:value-type="string">
            <text:p>Testbench</text:p>
          </table:table-cell>
          <table:table-cell table:style-name="ce10" office:value-type="string">
            <text:p>Memory map</text:p>
          </table:table-cell>
          <table:table-cell table:style-name="ce10" office:value-type="string">
            <text:p>Vector</text:p>
          </table:table-cell>
          <table:table-cell table:style-name="ce10" office:value-type="string">
            <text:p>Interface</text:p>
          </table:table-cell>
          <table:table-cell table:style-name="ce10" office:value-type="string">
            <text:p>Ifc instance</text:p>
          </table:table-cell>
          <table:table-cell table:style-name="ce10" office:value-type="string">
            <text:p>Signal group</text:p>
          </table:table-cell>
          <table:table-cell table:style-name="ce14" office:value-type="string">
            <text:p>Sg insta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nit</text:p>
          </table:table-cell>
          <table:table-cell>
            <office:annotation draw:style-name="gr1" draw:text-style-name="P1" svg:width="1.9441in" svg:height="0.285in" svg:x="3.1728in" svg:y="0.0677in" draw:caption-point-x="-3.1728in" draw:caption-point-y="-0.0677in">
              <dc:creator>bb</dc:creator>
              <dc:date>2008-05-10T00:00:00</dc:date>
              <text:p><text:span text:style-name="T1">inter_do_not_gen_rtl_valid1.pl</text:span></text:p>
            </office:annotation>
          </table:table-cell>
          <table:table-cell>
            <office:annotation draw:style-name="gr3" draw:text-style-name="P1" svg:width="2.0732in" svg:height="0.4909in" svg:x="3.9437in" svg:y="0.0677in" draw:caption-point-x="-3.9437in" draw:caption-point-y="-0.0677in">
              <dc:creator>bb</dc:creator>
              <dc:date>2008-05-10T00:00:00</dc:date>
              <text:p text:style-name="P2"><text:span text:style-name="T1">inter_do_not_gen_rtl_valid1.pl</text:span></text:p>
            </office:annotation>
          </table:table-cell>
          <table:table-cell>
            <office:annotation draw:style-name="gr1" draw:text-style-name="P1" svg:width="1.889in" svg:height="0.4909in" svg:x="4.8327in" svg:y="0.0677in" draw:caption-point-x="-4.8327in" draw:caption-point-y="-0.0677in">
              <dc:creator>bb</dc:creator>
              <dc:date>2008-05-10T00:00:00</dc:date>
              <text:p text:style-name="P2"><text:span text:style-name="T1">inter_do_not_gen_rtl_valid.1pl</text:span></text:p>
            </office:annotation>
          </table:table-cell>
          <table:table-cell>
            <office:annotation draw:style-name="gr1" draw:text-style-name="P1" svg:width="1.9724in" svg:height="0.285in" svg:x="5.4756in" svg:y="0.0677in" draw:caption-point-x="-5.4756in" draw:caption-point-y="-0.0677in">
              <dc:creator>bb</dc:creator>
              <dc:date>2008-05-10T00:00:00</dc:date>
              <text:p text:style-name="P2"><text:span text:style-name="T1">inter_do_not_gen_rtl_valid1.pl</text:span></text:p>
            </office:annotation>
          </table:table-cell>
          <table:table-cell table:style-name="ce7">
            <office:annotation draw:style-name="gr1" draw:text-style-name="P1" svg:width="1.9705in" svg:height="0.285in" svg:x="6.2039in" svg:y="0.0677in" draw:caption-point-x="-6.2039in" draw:caption-point-y="-0.0677in">
              <dc:creator>bb</dc:creator>
              <dc:date>2008-05-10T00:00:00</dc:date>
              <text:p text:style-name="P2"><text:span text:style-name="T1">inter_do_not_gen_rtl_valid1.pl</text:span></text:p>
            </office:annotation>
          </table:table-cell>
          <table:table-cell table:style-name="ce7">
            <office:annotation draw:style-name="gr1" draw:text-style-name="P1" svg:width="1.9705in" svg:height="0.285in" svg:x="7.0929in" svg:y="0.0677in" draw:caption-point-x="-7.0929in" draw:caption-point-y="-0.0677in">
              <dc:creator>bb</dc:creator>
              <dc:date>2008-05-10T00:00:00</dc:date>
              <text:p text:style-name="P2"><text:span text:style-name="T1">inter_do_not_gen_rtl_valid1.pl</text:span></text:p>
            </office:annotation>
          </table:table-cell>
          <table:table-cell>
            <office:annotation draw:style-name="gr2" draw:text-style-name="P1" svg:width="2.128in" svg:height="0.285in" svg:x="7.9724in" svg:y="0.0004in" draw:caption-point-x="-7.9724in" draw:caption-point-y="-0.0004in">
              <dc:creator>bb</dc:creator>
              <dc:date>2008-05-12T00:00:00</dc:date>
              <text:p><text:span text:style-name="T1">inter_do_not_gen_rtl_invalid3.pl</text:span></text:p>
            </office:annotation>
          </table:table-cell>
          <table:table-cell>
            <office:annotation draw:style-name="gr2" draw:text-style-name="P1" svg:width="2.161in" svg:height="0.285in" svg:x="8.8614in" svg:y="0.0004in" draw:caption-point-x="-8.8614in" draw:caption-point-y="-0.0004in">
              <dc:creator>bb</dc:creator>
              <dc:date>2008-05-12T00:00:00</dc:date>
              <text:p><text:span text:style-name="T1">inter_do_not_gen_rtl_invalid3.pl</text:span></text:p>
            </office:annotation>
          </table:table-cell>
          <table:table-cell>
            <office:annotation draw:style-name="gr2" draw:text-style-name="P1" svg:width="2.2051in" svg:height="0.285in" svg:x="9.7504in" svg:y="0.0004in" draw:caption-point-x="-9.7504in" draw:caption-point-y="-0.0004in">
              <dc:creator>bb</dc:creator>
              <dc:date>2008-05-12T00:00:00</dc:date>
              <text:p><text:span text:style-name="T1">inter_do_not_gen_rtl_invalid4.pl</text:span></text:p>
            </office:annotation>
          </table:table-cell>
          <table:table-cell>
            <office:annotation draw:style-name="gr2" draw:text-style-name="P1" svg:width="2.0764in" svg:height="0.285in" svg:x="10.7579in" svg:y="0.0004in" draw:caption-point-x="-10.7579in" draw:caption-point-y="-0.0004in">
              <dc:creator>bb</dc:creator>
              <dc:date>2008-05-12T00:00:00</dc:date>
              <text:p><text:span text:style-name="T1">inter_do_not_gen_rtl_invalid4.pl</text:span></text:p>
            </office:annotation>
          </table:table-cell>
          <table:table-cell>
            <office:annotation draw:style-name="gr2" draw:text-style-name="P1" svg:width="2.0236in" svg:height="0.285in" svg:x="11.7437in" svg:y="0.0004in" draw:caption-point-x="-11.7437in" draw:caption-point-y="-0.0004in">
              <dc:creator>bb</dc:creator>
              <dc:date>2008-05-12T00:00:00</dc:date>
              <text:p><text:span text:style-name="T1">inter_do_not_gen_rtl_invalid4.pl</text:span></text:p>
            </office:annotation>
          </table:table-cell>
          <table:table-cell>
            <office:annotation draw:style-name="gr2" draw:text-style-name="P1" svg:width="2.0992in" svg:height="0.285in" svg:x="12.6335in" svg:y="0.0004in" draw:caption-point-x="-12.6335in" draw:caption-point-y="-0.0004in">
              <dc:creator>bb</dc:creator>
              <dc:date>2008-05-12T00:00:00</dc:date>
              <text:p><text:span text:style-name="T1">inter_do_not_gen_rtl_invalid4.pl</text:span></text:p>
            </office:annotation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gister</text:p>
          </table:table-cell>
          <table:table-cell>
            <office:annotation draw:style-name="gr1" draw:text-style-name="P1" svg:width="1.9335in" svg:height="0.285in" svg:x="3.1295in" svg:y="0.287in" draw:caption-point-x="-3.1295in" draw:caption-point-y="-0.287in">
              <dc:creator>bb</dc:creator>
              <dc:date>2008-05-10T00:00:00</dc:date>
              <text:p text:style-name="P2"><text:span text:style-name="T1">inter_do_not_gen_rtl_valid1.pl</text:span></text:p>
            </office:annotation>
          </table:table-cell>
          <table:table-cell>
            <office:annotation draw:style-name="gr1" draw:text-style-name="P1" svg:width="1.965in" svg:height="0.285in" svg:x="3.9437in" svg:y="0.287in" draw:caption-point-x="-3.9437in" draw:caption-point-y="-0.287in">
              <dc:creator>bb</dc:creator>
              <dc:date>2008-05-10T00:00:00</dc:date>
              <text:p text:style-name="P2"><text:span text:style-name="T1">inter_do_not_gen_rtl_valid1.pl</text:span></text:p>
            </office:annotation>
          </table:table-cell>
          <table:table-cell>
            <office:annotation draw:style-name="gr1" draw:text-style-name="P1" svg:width="1.9756in" svg:height="0.285in" svg:x="4.8327in" svg:y="0.287in" draw:caption-point-x="-4.8327in" draw:caption-point-y="-0.287in">
              <dc:creator>bb</dc:creator>
              <dc:date>2008-05-10T00:00:00</dc:date>
              <text:p text:style-name="P2"><text:span text:style-name="T1">inter_do_not_gen_rtl_valid1.pl</text:span></text:p>
            </office:annotation>
          </table:table-cell>
          <table:table-cell>
            <office:annotation draw:style-name="gr1" draw:text-style-name="P1" svg:width="1.8642in" svg:height="0.4909in" svg:x="5.4756in" svg:y="0.287in" draw:caption-point-x="-5.4756in" draw:caption-point-y="-0.287in">
              <dc:creator>bb</dc:creator>
              <dc:date>2008-05-10T00:00:00</dc:date>
              <text:p text:style-name="P2"><text:span text:style-name="T1">inter_do_not_gen_rtl_valid1.pl</text:span></text:p>
            </office:annotation>
          </table:table-cell>
          <table:table-cell>
            <office:annotation draw:style-name="gr1" draw:text-style-name="P1" svg:width="1.8295in" svg:height="0.4909in" svg:x="6.2039in" svg:y="0.287in" draw:caption-point-x="-6.2039in" draw:caption-point-y="-0.287in">
              <dc:creator>bb</dc:creator>
              <dc:date>2008-05-10T00:00:00</dc:date>
              <text:p text:style-name="P2"><text:span text:style-name="T1">inter_do_not_gen_rtl_valid1.pl</text:span></text:p>
            </office:annotation>
          </table:table-cell>
          <table:table-cell table:style-name="ce8">
            <office:annotation draw:style-name="gr1" draw:text-style-name="P1" svg:width="1.9705in" svg:height="0.285in" svg:x="7.0929in" svg:y="0.287in" draw:caption-point-x="-7.0929in" draw:caption-point-y="-0.287in">
              <dc:creator>bb</dc:creator>
              <dc:date>2008-05-10T00:00:00</dc:date>
              <text:p text:style-name="P2"><text:span text:style-name="T1">inter_do_not_gen_rtl_valid1.pl</text:span></text:p>
            </office:annotation>
          </table:table-cell>
          <table:table-cell>
            <office:annotation draw:style-name="gr2" draw:text-style-name="P1" svg:width="2.0193in" svg:height="0.285in" svg:x="7.9724in" svg:y="0.0677in" draw:caption-point-x="-7.9724in" draw:caption-point-y="-0.0677in">
              <dc:creator>bb</dc:creator>
              <dc:date>2008-05-12T00:00:00</dc:date>
              <text:p><text:span text:style-name="T1">inter_do_not_gen_rtl_invalid3.pl</text:span></text:p>
            </office:annotation>
          </table:table-cell>
          <table:table-cell>
            <office:annotation draw:style-name="gr2" draw:text-style-name="P1" svg:width="2.0634in" svg:height="0.285in" svg:x="8.8614in" svg:y="0.0677in" draw:caption-point-x="-8.8614in" draw:caption-point-y="-0.0677in">
              <dc:creator>bb</dc:creator>
              <dc:date>2008-05-12T00:00:00</dc:date>
              <text:p><text:span text:style-name="T1">inter_do_not_gen_rtl_invalid3.pl</text:span></text:p>
            </office:annotation>
          </table:table-cell>
          <table:table-cell>
            <office:annotation draw:style-name="gr2" draw:text-style-name="P1" svg:width="2.1291in" svg:height="0.285in" svg:x="9.7504in" svg:y="0.0677in" draw:caption-point-x="-9.7504in" draw:caption-point-y="-0.0677in">
              <dc:creator>bb</dc:creator>
              <dc:date>2008-05-12T00:00:00</dc:date>
              <text:p><text:span text:style-name="T1">inter_do_not_gen_rtl_invalid4.pl</text:span></text:p>
            </office:annotation>
          </table:table-cell>
          <table:table-cell>
            <office:annotation draw:style-name="gr2" draw:text-style-name="P1" svg:width="2.0764in" svg:height="0.285in" svg:x="10.7579in" svg:y="0.0677in" draw:caption-point-x="-10.7579in" draw:caption-point-y="-0.0677in">
              <dc:creator>bb</dc:creator>
              <dc:date>2008-05-12T00:00:00</dc:date>
              <text:p><text:span text:style-name="T1">inter_do_not_gen_rtl_invalid4.pl</text:span></text:p>
            </office:annotation>
          </table:table-cell>
          <table:table-cell>
            <office:annotation draw:style-name="gr2" draw:text-style-name="P1" svg:width="1.1413in" svg:height="0.4909in" svg:x="11.7437in" svg:y="0.0677in" draw:caption-point-x="-11.7437in" draw:caption-point-y="-0.0677in">
              <dc:creator>bb</dc:creator>
              <dc:date>2008-05-12T00:00:00</dc:date>
              <text:p><text:span text:style-name="T1">inter_do_not_gen_rtl_invalid4.pl</text:span></text:p>
            </office:annotation>
          </table:table-cell>
          <table:table-cell>
            <office:annotation draw:style-name="gr2" draw:text-style-name="P1" svg:width="1.1413in" svg:height="0.4909in" svg:x="12.6335in" svg:y="0.0677in" draw:caption-point-x="-12.6335in" draw:caption-point-y="-0.0677in">
              <dc:creator>bb</dc:creator>
              <dc:date>2008-05-12T00:00:00</dc:date>
              <text:p><text:span text:style-name="T1">inter_do_not_gen_rtl_invalid4.pl</text:span></text:p>
            </office:annotation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gister file</text:p>
          </table:table-cell>
          <table:table-cell>
            <office:annotation draw:style-name="gr1" draw:text-style-name="P1" svg:width="2.0417in" svg:height="0.285in" svg:x="3.1295in" svg:y="0.5063in" draw:caption-point-x="-3.1295in" draw:caption-point-y="-0.5063in">
              <dc:creator>bb</dc:creator>
              <dc:date>2008-05-10T00:00:00</dc:date>
              <text:p text:style-name="P2"><text:span text:style-name="T1">inter_do_not_gen_rtl_valid1.pl</text:span></text:p>
            </office:annotation>
          </table:table-cell>
          <table:table-cell>
            <office:annotation draw:style-name="gr1" draw:text-style-name="P1" svg:width="1.8961in" svg:height="0.4909in" svg:x="2.7331in" svg:y="0.0677in" draw:caption-point-x="-2.7331in" draw:caption-point-y="-0.0677in">
              <dc:creator>bb</dc:creator>
              <dc:date>2008-05-10T00:00:00</dc:date>
              <text:p text:style-name="P2"><text:span text:style-name="T1">inter_do_not_gen_rtl_valid1.pl</text:span></text:p>
            </office:annotation>
          </table:table-cell>
          <table:table-cell>
            <office:annotation draw:style-name="gr1" draw:text-style-name="P1" svg:width="2.0146in" svg:height="0.285in" svg:x="3.5472in" svg:y="0.0677in" draw:caption-point-x="-3.5472in" draw:caption-point-y="-0.0677in">
              <dc:creator>bb</dc:creator>
              <dc:date>2008-05-10T00:00:00</dc:date>
              <text:p text:style-name="P2"><text:span text:style-name="T1">inter_do_not_gen_rtl_valid1.pl</text:span></text:p>
            </office:annotation>
          </table:table-cell>
          <table:table-cell>
            <office:annotation draw:style-name="gr1" draw:text-style-name="P1" svg:width="1.9791in" svg:height="0.285in" svg:x="4.1898in" svg:y="0.0677in" draw:caption-point-x="-4.1898in" draw:caption-point-y="-0.0677in">
              <dc:creator>bb</dc:creator>
              <dc:date>2008-05-10T00:00:00</dc:date>
              <text:p text:style-name="P2"><text:span text:style-name="T1">inter_do_not_gen_rtl_valid1.pl</text:span></text:p>
            </office:annotation>
          </table:table-cell>
          <table:table-cell>
            <office:annotation draw:style-name="gr1" draw:text-style-name="P1" svg:width="1.9433in" svg:height="0.285in" svg:x="4.8327in" svg:y="0.0677in" draw:caption-point-x="-4.8327in" draw:caption-point-y="-0.0677in">
              <dc:creator>bb</dc:creator>
              <dc:date>2008-05-10T00:00:00</dc:date>
              <text:p text:style-name="P2"><text:span text:style-name="T1">inter_do_not_gen_rtl_valid1.pl</text:span></text:p>
            </office:annotation>
          </table:table-cell>
          <table:table-cell table:style-name="ce8">
            <office:annotation draw:style-name="gr1" draw:text-style-name="P1" svg:width="1.9303in" svg:height="0.285in" svg:x="5.561in" svg:y="0.0677in" draw:caption-point-x="-5.561in" draw:caption-point-y="-0.0677in">
              <dc:creator>bb</dc:creator>
              <dc:date>2008-05-10T00:00:00</dc:date>
              <text:p text:style-name="P2"><text:span text:style-name="T1">inter_do_not_gen_rtl_valid1.pl</text:span></text:p>
            </office:annotation>
          </table:table-cell>
          <table:table-cell>
            <office:annotation draw:style-name="gr2" draw:text-style-name="P1" svg:width="2.052in" svg:height="0.285in" svg:x="7.9724in" svg:y="0.287in" draw:caption-point-x="-7.9724in" draw:caption-point-y="-0.287in">
              <dc:creator>bb</dc:creator>
              <dc:date>2008-05-12T00:00:00</dc:date>
              <text:p><text:span text:style-name="T1">inter_do_not_gen_rtl_invalid3.pl</text:span></text:p>
            </office:annotation>
          </table:table-cell>
          <table:table-cell>
            <office:annotation draw:style-name="gr2" draw:text-style-name="P1" svg:width="2.0307in" svg:height="0.285in" svg:x="8.8614in" svg:y="0.287in" draw:caption-point-x="-8.8614in" draw:caption-point-y="-0.287in">
              <dc:creator>bb</dc:creator>
              <dc:date>2008-05-12T00:00:00</dc:date>
              <text:p><text:span text:style-name="T1">inter_do_not_gen_rtl_invalid3.pl</text:span></text:p>
            </office:annotation>
          </table:table-cell>
          <table:table-cell>
            <office:annotation draw:style-name="gr2" draw:text-style-name="P1" svg:width="2.0098in" svg:height="0.285in" svg:x="9.7504in" svg:y="0.287in" draw:caption-point-x="-9.7504in" draw:caption-point-y="-0.287in">
              <dc:creator>bb</dc:creator>
              <dc:date>2008-05-12T00:00:00</dc:date>
              <text:p><text:span text:style-name="T1">inter_do_not_gen_rtl_invalid4.pl</text:span></text:p>
            </office:annotation>
          </table:table-cell>
          <table:table-cell>
            <office:annotation draw:style-name="gr2" draw:text-style-name="P1" svg:width="2.022in" svg:height="0.285in" svg:x="10.7579in" svg:y="0.287in" draw:caption-point-x="-10.7579in" draw:caption-point-y="-0.287in">
              <dc:creator>bb</dc:creator>
              <dc:date>2008-05-12T00:00:00</dc:date>
              <text:p><text:span text:style-name="T1">inter_do_not_gen_rtl_invalid4.pl</text:span></text:p>
            </office:annotation>
          </table:table-cell>
          <table:table-cell>
            <office:annotation draw:style-name="gr2" draw:text-style-name="P1" svg:width="1.1413in" svg:height="0.4909in" svg:x="11.7437in" svg:y="0.287in" draw:caption-point-x="-11.7437in" draw:caption-point-y="-0.287in">
              <dc:creator>bb</dc:creator>
              <dc:date>2008-05-12T00:00:00</dc:date>
              <text:p><text:span text:style-name="T1">inter_do_not_gen_rtl_invalid4.pl</text:span></text:p>
            </office:annotation>
          </table:table-cell>
          <table:table-cell>
            <office:annotation draw:style-name="gr2" draw:text-style-name="P1" svg:width="1.1413in" svg:height="0.4909in" svg:x="12.6335in" svg:y="0.287in" draw:caption-point-x="-12.6335in" draw:caption-point-y="-0.287in">
              <dc:creator>bb</dc:creator>
              <dc:date>2008-05-12T00:00:00</dc:date>
              <text:p><text:span text:style-name="T1">inter_do_not_gen_rtl_invalid4.pl</text:span></text:p>
            </office:annotation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fo</text:p>
          </table:table-cell>
          <table:table-cell>
            <office:annotation draw:style-name="gr2" draw:text-style-name="P1" svg:width="2.1146in" svg:height="0.285in" svg:x="1.9291in" svg:y="0.287in" draw:caption-point-x="-1.9291in" draw:caption-point-y="-0.287in">
              <dc:creator>bb</dc:creator>
              <dc:date>2008-05-10T00:00:00</dc:date>
              <text:p><text:span text:style-name="T1">inter_do_not_gen_rtl_valid2.pl</text:span></text:p>
            </office:annotation>
          </table:table-cell>
          <table:table-cell>
            <office:annotation draw:style-name="gr2" draw:text-style-name="P1" svg:width="1.9504in" svg:height="0.285in" svg:x="2.7331in" svg:y="0.287in" draw:caption-point-x="-2.7331in" draw:caption-point-y="-0.287in">
              <dc:creator>bb</dc:creator>
              <dc:date>2008-05-10T00:00:00</dc:date>
              <text:p><text:span text:style-name="T1">inter_do_not_gen_rtl_valid2.pl</text:span></text:p>
            </office:annotation>
          </table:table-cell>
          <table:table-cell>
            <office:annotation draw:style-name="gr2" draw:text-style-name="P1" svg:width="2.0362in" svg:height="0.285in" svg:x="3.5472in" svg:y="0.287in" draw:caption-point-x="-3.5472in" draw:caption-point-y="-0.287in">
              <dc:creator>bb</dc:creator>
              <dc:date>2008-05-10T00:00:00</dc:date>
              <text:p><text:span text:style-name="T1">inter_do_not_gen_rtl_valid2.pl</text:span></text:p>
            </office:annotation>
          </table:table-cell>
          <table:table-cell>
            <office:annotation draw:style-name="gr2" draw:text-style-name="P1" svg:width="1.9791in" svg:height="0.285in" svg:x="4.1898in" svg:y="0.287in" draw:caption-point-x="-4.1898in" draw:caption-point-y="-0.287in">
              <dc:creator>bb</dc:creator>
              <dc:date>2008-05-10T00:00:00</dc:date>
              <text:p><text:span text:style-name="T1">inter_do_not_gen_rtl_valid2.pl</text:span></text:p>
            </office:annotation>
          </table:table-cell>
          <table:table-cell>
            <office:annotation draw:style-name="gr2" draw:text-style-name="P1" svg:width="2.0626in" svg:height="0.285in" svg:x="4.8327in" svg:y="0.287in" draw:caption-point-x="-4.8327in" draw:caption-point-y="-0.287in">
              <dc:creator>bb</dc:creator>
              <dc:date>2008-05-10T00:00:00</dc:date>
              <text:p><text:span text:style-name="T1">inter_do_not_gen_rtl_valid2.pl</text:span></text:p>
            </office:annotation>
          </table:table-cell>
          <table:table-cell table:style-name="ce8">
            <office:annotation draw:style-name="gr2" draw:text-style-name="P1" svg:width="2.1039in" svg:height="0.285in" svg:x="5.561in" svg:y="0.287in" draw:caption-point-x="-5.561in" draw:caption-point-y="-0.287in">
              <dc:creator>bb</dc:creator>
              <dc:date>2008-05-10T00:00:00</dc:date>
              <text:p><text:span text:style-name="T1">inter_do_not_gen_rtl_valid2.pl</text:span></text:p>
            </office:annotation>
          </table:table-cell>
          <table:table-cell>
            <office:annotation draw:style-name="gr2" draw:text-style-name="P1" svg:width="2.0626in" svg:height="0.285in" svg:x="7.9724in" svg:y="0.5063in" draw:caption-point-x="-7.9724in" draw:caption-point-y="-0.5063in">
              <dc:creator>bb</dc:creator>
              <dc:date>2008-05-12T00:00:00</dc:date>
              <text:p><text:span text:style-name="T1">inter_do_not_gen_rtl_invalid3.pl</text:span></text:p>
            </office:annotation>
          </table:table-cell>
          <table:table-cell>
            <office:annotation draw:style-name="gr2" draw:text-style-name="P1" svg:width="2.15in" svg:height="0.285in" svg:x="8.8614in" svg:y="0.5063in" draw:caption-point-x="-8.8614in" draw:caption-point-y="-0.5063in">
              <dc:creator>bb</dc:creator>
              <dc:date>2008-05-12T00:00:00</dc:date>
              <text:p><text:span text:style-name="T1">inter_do_not_gen_rtl_invalid3.pl</text:span></text:p>
            </office:annotation>
          </table:table-cell>
          <table:table-cell>
            <office:annotation draw:style-name="gr2" draw:text-style-name="P1" svg:width="2.0421in" svg:height="0.285in" svg:x="9.7504in" svg:y="0.5063in" draw:caption-point-x="-9.7504in" draw:caption-point-y="-0.5063in">
              <dc:creator>bb</dc:creator>
              <dc:date>2008-05-12T00:00:00</dc:date>
              <text:p><text:span text:style-name="T1">inter_do_not_gen_rtl_invalid4.pl</text:span></text:p>
            </office:annotation>
          </table:table-cell>
          <table:table-cell>
            <office:annotation draw:style-name="gr2" draw:text-style-name="P1" svg:width="2.1307in" svg:height="0.285in" svg:x="10.7579in" svg:y="0.5063in" draw:caption-point-x="-10.7579in" draw:caption-point-y="-0.5063in">
              <dc:creator>bb</dc:creator>
              <dc:date>2008-05-12T00:00:00</dc:date>
              <text:p><text:span text:style-name="T1">inter_do_not_gen_rtl_invalid4.pl</text:span></text:p>
            </office:annotation>
          </table:table-cell>
          <table:table-cell>
            <office:annotation draw:style-name="gr2" draw:text-style-name="P1" svg:width="1.1413in" svg:height="0.4909in" svg:x="11.7437in" svg:y="0.5063in" draw:caption-point-x="-11.7437in" draw:caption-point-y="-0.5063in">
              <dc:creator>bb</dc:creator>
              <dc:date>2008-05-12T00:00:00</dc:date>
              <text:p><text:span text:style-name="T1">inter_do_not_gen_rtl_invalid4.pl</text:span></text:p>
            </office:annotation>
          </table:table-cell>
          <table:table-cell>
            <office:annotation draw:style-name="gr2" draw:text-style-name="P1" svg:width="1.1413in" svg:height="0.4909in" svg:x="12.6335in" svg:y="0.5063in" draw:caption-point-x="-12.6335in" draw:caption-point-y="-0.5063in">
              <dc:creator>bb</dc:creator>
              <dc:date>2008-05-12T00:00:00</dc:date>
              <text:p><text:span text:style-name="T1">inter_do_not_gen_rtl_invalid4.pl</text:span></text:p>
            </office:annotation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mory</text:p>
          </table:table-cell>
          <table:table-cell>
            <office:annotation draw:style-name="gr2" draw:text-style-name="P1" svg:width="1.9736in" svg:height="0.285in" svg:x="1.9291in" svg:y="0.5063in" draw:caption-point-x="-1.9291in" draw:caption-point-y="-0.5063in">
              <dc:creator>bb</dc:creator>
              <dc:date>2008-05-10T00:00:00</dc:date>
              <text:p><text:span text:style-name="T1">inter_do_not_gen_rtl_valid2.pl</text:span></text:p>
            </office:annotation>
          </table:table-cell>
          <table:table-cell>
            <office:annotation draw:style-name="gr2" draw:text-style-name="P1" svg:width="1.9831in" svg:height="0.285in" svg:x="2.7331in" svg:y="0.5063in" draw:caption-point-x="-2.7331in" draw:caption-point-y="-0.5063in">
              <dc:creator>bb</dc:creator>
              <dc:date>2008-05-10T00:00:00</dc:date>
              <text:p><text:span text:style-name="T1">inter_do_not_gen_rtl_valid2.pl</text:span></text:p>
            </office:annotation>
          </table:table-cell>
          <table:table-cell>
            <office:annotation draw:style-name="gr2" draw:text-style-name="P1" svg:width="2.1661in" svg:height="0.285in" svg:x="3.5472in" svg:y="0.5063in" draw:caption-point-x="-3.5472in" draw:caption-point-y="-0.5063in">
              <dc:creator>bb</dc:creator>
              <dc:date>2008-05-10T00:00:00</dc:date>
              <text:p><text:span text:style-name="T1">inter_do_not_gen_rtl_valid2.pl</text:span></text:p>
            </office:annotation>
          </table:table-cell>
          <table:table-cell>
            <office:annotation draw:style-name="gr2" draw:text-style-name="P1" svg:width="2.1201in" svg:height="0.285in" svg:x="4.1898in" svg:y="0.5063in" draw:caption-point-x="-4.1898in" draw:caption-point-y="-0.5063in">
              <dc:creator>bb</dc:creator>
              <dc:date>2008-05-10T00:00:00</dc:date>
              <text:p><text:span text:style-name="T1">inter_do_not_gen_rtl_valid2.pl</text:span></text:p>
            </office:annotation>
          </table:table-cell>
          <table:table-cell>
            <office:annotation draw:style-name="gr2" draw:text-style-name="P1" svg:width="2.1709in" svg:height="0.285in" svg:x="4.8327in" svg:y="0.5063in" draw:caption-point-x="-4.8327in" draw:caption-point-y="-0.5063in">
              <dc:creator>bb</dc:creator>
              <dc:date>2008-05-10T00:00:00</dc:date>
              <text:p><text:span text:style-name="T1">inter_do_not_gen_rtl_valid2.pl</text:span></text:p>
            </office:annotation>
          </table:table-cell>
          <table:table-cell table:style-name="ce8">
            <office:annotation draw:style-name="gr2" draw:text-style-name="P1" svg:width="1.9413in" svg:height="0.285in" svg:x="5.561in" svg:y="0.5063in" draw:caption-point-x="-5.561in" draw:caption-point-y="-0.5063in">
              <dc:creator>bb</dc:creator>
              <dc:date>2008-05-10T00:00:00</dc:date>
              <text:p><text:span text:style-name="T1">inter_do_not_gen_rtl_valid2.pl</text:span></text:p>
            </office:annotation>
          </table:table-cell>
          <table:table-cell>
            <office:annotation draw:style-name="gr2" draw:text-style-name="P1" svg:width="2.128in" svg:height="0.285in" svg:x="7.9724in" svg:y="0.7256in" draw:caption-point-x="-7.9724in" draw:caption-point-y="-0.7256in">
              <dc:creator>bb</dc:creator>
              <dc:date>2008-05-12T00:00:00</dc:date>
              <text:p><text:span text:style-name="T1">inter_do_not_gen_rtl_invalid3.pl</text:span></text:p>
            </office:annotation>
          </table:table-cell>
          <table:table-cell>
            <office:annotation draw:style-name="gr2" draw:text-style-name="P1" svg:width="2.085in" svg:height="0.285in" svg:x="8.8614in" svg:y="0.7256in" draw:caption-point-x="-8.8614in" draw:caption-point-y="-0.7256in">
              <dc:creator>bb</dc:creator>
              <dc:date>2008-05-12T00:00:00</dc:date>
              <text:p><text:span text:style-name="T1">inter_do_not_gen_rtl_invalid3.pl</text:span></text:p>
            </office:annotation>
          </table:table-cell>
          <table:table-cell>
            <office:annotation draw:style-name="gr2" draw:text-style-name="P1" svg:width="2.0421in" svg:height="0.285in" svg:x="9.7504in" svg:y="0.7256in" draw:caption-point-x="-9.7504in" draw:caption-point-y="-0.7256in">
              <dc:creator>bb</dc:creator>
              <dc:date>2008-05-12T00:00:00</dc:date>
              <text:p><text:span text:style-name="T1">inter_do_not_gen_rtl_invalid4.pl</text:span></text:p>
            </office:annotation>
          </table:table-cell>
          <table:table-cell>
            <office:annotation draw:style-name="gr2" draw:text-style-name="P1" svg:width="2.1413in" svg:height="0.285in" svg:x="10.7579in" svg:y="0.7256in" draw:caption-point-x="-10.7579in" draw:caption-point-y="-0.7256in">
              <dc:creator>bb</dc:creator>
              <dc:date>2008-05-12T00:00:00</dc:date>
              <text:p><text:span text:style-name="T1">inter_do_not_gen_rtl_invalid4.pl</text:span></text:p>
            </office:annotation>
          </table:table-cell>
          <table:table-cell>
            <office:annotation draw:style-name="gr2" draw:text-style-name="P1" svg:width="1.1413in" svg:height="0.4909in" svg:x="11.7437in" svg:y="0.7256in" draw:caption-point-x="-11.7437in" draw:caption-point-y="-0.7256in">
              <dc:creator>bb</dc:creator>
              <dc:date>2008-05-12T00:00:00</dc:date>
              <text:p><text:span text:style-name="T1">inter_do_not_gen_rtl_invalid4.pl</text:span></text:p>
            </office:annotation>
          </table:table-cell>
          <table:table-cell>
            <office:annotation draw:style-name="gr2" draw:text-style-name="P1" svg:width="1.1413in" svg:height="0.4909in" svg:x="12.6335in" svg:y="0.7256in" draw:caption-point-x="-12.6335in" draw:caption-point-y="-0.7256in">
              <dc:creator>bb</dc:creator>
              <dc:date>2008-05-12T00:00:00</dc:date>
              <text:p><text:span text:style-name="T1">inter_do_not_gen_rtl_invalid4.pl</text:span></text:p>
            </office:annotation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bench</text:p>
          </table:table-cell>
          <table:table-cell table:style-name="ce8">
            <office:annotation draw:style-name="gr2" draw:text-style-name="P1" svg:width="2.2555in" svg:height="0.285in" svg:x="1.9291in" svg:y="0.7256in" draw:caption-point-x="-1.9291in" draw:caption-point-y="-0.7256in">
              <dc:creator>bb</dc:creator>
              <dc:date>2008-05-10T00:00:00</dc:date>
              <text:p><text:span text:style-name="T1">inter_do_not_gen_rtl_valid2.pl</text:span></text:p>
            </office:annotation>
          </table:table-cell>
          <table:table-cell table:style-name="ce8">
            <office:annotation draw:style-name="gr2" draw:text-style-name="P1" svg:width="2.0264in" svg:height="0.285in" svg:x="2.7331in" svg:y="0.7256in" draw:caption-point-x="-2.7331in" draw:caption-point-y="-0.7256in">
              <dc:creator>bb</dc:creator>
              <dc:date>2008-05-10T00:00:00</dc:date>
              <text:p><text:span text:style-name="T1">inter_do_not_gen_rtl_valid2.pl</text:span></text:p>
            </office:annotation>
          </table:table-cell>
          <table:table-cell table:style-name="ce8">
            <office:annotation draw:style-name="gr2" draw:text-style-name="P1" svg:width="2.0398in" svg:height="0.285in" svg:x="4.8228in" svg:y="0.9449in" draw:caption-point-x="-4.8228in" draw:caption-point-y="-0.9449in">
              <dc:creator>bb</dc:creator>
              <dc:date>2008-05-10T00:00:00</dc:date>
              <text:p><text:span text:style-name="T1">inter_do_not_gen_rtl_valid2.pl</text:span></text:p>
            </office:annotation>
          </table:table-cell>
          <table:table-cell table:style-name="ce8">
            <office:annotation draw:style-name="gr2" draw:text-style-name="P1" svg:width="1.9717in" svg:height="0.285in" svg:x="5.4657in" svg:y="0.9449in" draw:caption-point-x="-5.4657in" draw:caption-point-y="-0.9449in">
              <dc:creator>bb</dc:creator>
              <dc:date>2008-05-10T00:00:00</dc:date>
              <text:p><text:span text:style-name="T1">inter_do_not_gen_rtl_valid2.pl</text:span></text:p>
            </office:annotation>
          </table:table-cell>
          <table:table-cell>
            <office:annotation draw:style-name="gr2" draw:text-style-name="P1" svg:width="2.1862in" svg:height="0.285in" svg:x="6.1941in" svg:y="0.9449in" draw:caption-point-x="-6.1941in" draw:caption-point-y="-0.9449in">
              <dc:creator>bb</dc:creator>
              <dc:date>2008-05-10T00:00:00</dc:date>
              <text:p><text:span text:style-name="T1">inter_do_not_gen_rtl_valid2.pl</text:span></text:p>
            </office:annotation>
          </table:table-cell>
          <table:table-cell>
            <office:annotation draw:style-name="gr2" draw:text-style-name="P1" svg:width="2.2079in" svg:height="0.285in" svg:x="7.0831in" svg:y="0.9449in" draw:caption-point-x="-7.0831in" draw:caption-point-y="-0.9449in">
              <dc:creator>bb</dc:creator>
              <dc:date>2008-05-10T00:00:00</dc:date>
              <text:p><text:span text:style-name="T1">inter_do_not_gen_rtl_invalid1.pl</text:span></text:p>
            </office:annotation>
          </table:table-cell>
          <table:table-cell>
            <office:annotation draw:style-name="gr2" draw:text-style-name="P1" svg:width="2.3232in" svg:height="0.285in" svg:x="7.9724in" svg:y="0.9449in" draw:caption-point-x="-7.9724in" draw:caption-point-y="-0.9449in">
              <dc:creator>bb</dc:creator>
              <dc:date>2008-05-12T00:00:00</dc:date>
              <text:p><text:span text:style-name="T1">inter_do_not_gen_rtl_invalid3.pl</text:span></text:p>
            </office:annotation>
          </table:table-cell>
          <table:table-cell>
            <office:annotation draw:style-name="gr2" draw:text-style-name="P1" svg:width="2.1067in" svg:height="0.285in" svg:x="8.8614in" svg:y="0.9449in" draw:caption-point-x="-8.8614in" draw:caption-point-y="-0.9449in">
              <dc:creator>bb</dc:creator>
              <dc:date>2008-05-12T00:00:00</dc:date>
              <text:p><text:span text:style-name="T1">inter_do_not_gen_rtl_invalid3.pl</text:span></text:p>
            </office:annotation>
          </table:table-cell>
          <table:table-cell>
            <office:annotation draw:style-name="gr2" draw:text-style-name="P1" svg:width="2.1291in" svg:height="0.285in" svg:x="9.7504in" svg:y="0.9449in" draw:caption-point-x="-9.7504in" draw:caption-point-y="-0.9449in">
              <dc:creator>bb</dc:creator>
              <dc:date>2008-05-12T00:00:00</dc:date>
              <text:p><text:span text:style-name="T1">inter_do_not_gen_rtl_invalid3.pl</text:span></text:p>
            </office:annotation>
          </table:table-cell>
          <table:table-cell>
            <office:annotation draw:style-name="gr2" draw:text-style-name="P1" svg:width="2.098in" svg:height="0.285in" svg:x="10.7579in" svg:y="0.9449in" draw:caption-point-x="-10.7579in" draw:caption-point-y="-0.9449in">
              <dc:creator>bb</dc:creator>
              <dc:date>2008-05-12T00:00:00</dc:date>
              <text:p><text:span text:style-name="T1">inter_do_not_gen_rtl_invalid3.pl</text:span></text:p>
            </office:annotation>
          </table:table-cell>
          <table:table-cell>
            <office:annotation draw:style-name="gr2" draw:text-style-name="P1" svg:width="2.078in" svg:height="0.285in" svg:x="11.7437in" svg:y="0.9449in" draw:caption-point-x="-11.7437in" draw:caption-point-y="-0.9449in">
              <dc:creator>bb</dc:creator>
              <dc:date>2008-05-12T00:00:00</dc:date>
              <text:p><text:span text:style-name="T1">inter_do_not_gen_rtl_invalid3.pl</text:span></text:p>
            </office:annotation>
          </table:table-cell>
          <table:table-cell>
            <office:annotation draw:style-name="gr2" draw:text-style-name="P1" svg:width="2.1969in" svg:height="0.285in" svg:x="12.6335in" svg:y="0.9449in" draw:caption-point-x="-12.6335in" draw:caption-point-y="-0.9449in">
              <dc:creator>bb</dc:creator>
              <dc:date>2008-05-12T00:00:00</dc:date>
              <text:p><text:span text:style-name="T1">inter_do_not_gen_rtl_invalid3.pl</text:span></text:p>
            </office:annotation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Unit instance</text:p>
          </table:table-cell>
          <table:table-cell table:style-name="ce9">
            <office:annotation draw:style-name="gr2" draw:text-style-name="P1" svg:width="2.052in" svg:height="0.285in" svg:x="3.0976in" svg:y="1.1642in" draw:caption-point-x="-3.0976in" draw:caption-point-y="-1.1642in">
              <dc:creator>bb</dc:creator>
              <dc:date>2008-05-10T00:00:00</dc:date>
              <text:p><text:span text:style-name="T1">inter_do_not_gen_rtl_invalid1.pl</text:span></text:p>
            </office:annotation>
          </table:table-cell>
          <table:table-cell table:style-name="ce9">
            <office:annotation draw:style-name="gr2" draw:text-style-name="P1" svg:width="2.1161in" svg:height="0.285in" svg:x="3.9118in" svg:y="1.1642in" draw:caption-point-x="-3.9118in" draw:caption-point-y="-1.1642in">
              <dc:creator>bb</dc:creator>
              <dc:date>2008-05-10T00:00:00</dc:date>
              <text:p><text:span text:style-name="T1">inter_do_not_gen_rtl_invalid1.pl</text:span></text:p>
            </office:annotation>
          </table:table-cell>
          <table:table-cell table:style-name="ce9">
            <office:annotation draw:style-name="gr2" draw:text-style-name="P1" svg:width="2.0724in" svg:height="0.285in" svg:x="4.8228in" svg:y="1.1642in" draw:caption-point-x="-4.8228in" draw:caption-point-y="-1.1642in">
              <dc:creator>bb</dc:creator>
              <dc:date>2008-05-10T00:00:00</dc:date>
              <text:p><text:span text:style-name="T1">inter_do_not_gen_rtl_invalid1.pl</text:span></text:p>
            </office:annotation>
          </table:table-cell>
          <table:table-cell table:style-name="ce9">
            <office:annotation draw:style-name="gr2" draw:text-style-name="P1" svg:width="2.0689in" svg:height="0.285in" svg:x="5.4657in" svg:y="1.1642in" draw:caption-point-x="-5.4657in" draw:caption-point-y="-1.1642in">
              <dc:creator>bb</dc:creator>
              <dc:date>2008-05-10T00:00:00</dc:date>
              <text:p><text:span text:style-name="T1">inter_do_not_gen_rtl_invalid1.pl</text:span></text:p>
            </office:annotation>
          </table:table-cell>
          <table:table-cell table:style-name="ce9">
            <office:annotation draw:style-name="gr2" draw:text-style-name="P1" svg:width="2.2189in" svg:height="0.285in" svg:x="6.1941in" svg:y="1.1642in" draw:caption-point-x="-6.1941in" draw:caption-point-y="-1.1642in">
              <dc:creator>bb</dc:creator>
              <dc:date>2008-05-10T00:00:00</dc:date>
              <text:p><text:span text:style-name="T1">inter_do_not_gen_rtl_invalid1.pl</text:span></text:p>
            </office:annotation>
          </table:table-cell>
          <table:table-cell>
            <office:annotation draw:style-name="gr2" draw:text-style-name="P1" svg:width="2.0669in" svg:height="0.285in" svg:x="7.0831in" svg:y="1.1642in" draw:caption-point-x="-7.0831in" draw:caption-point-y="-1.1642in">
              <dc:creator>bb</dc:creator>
              <dc:date>2008-05-10T00:00:00</dc:date>
              <text:p><text:span text:style-name="T1">inter_do_not_gen_rtl_invalid1.pl</text:span></text:p>
            </office:annotation>
          </table:table-cell>
          <table:table-cell>
            <office:annotation draw:style-name="gr2" draw:text-style-name="P1" svg:width="2.128in" svg:height="0.285in" svg:x="7.9724in" svg:y="1.1642in" draw:caption-point-x="-7.9724in" draw:caption-point-y="-1.1642in">
              <dc:creator>bb</dc:creator>
              <dc:date>2008-05-12T00:00:00</dc:date>
              <text:p><text:span text:style-name="T1">inter_do_not_gen_rtl_invalid3.pl</text:span></text:p>
            </office:annotation>
          </table:table-cell>
          <table:table-cell>
            <office:annotation draw:style-name="gr2" draw:text-style-name="P1" svg:width="2.1937in" svg:height="0.285in" svg:x="8.8614in" svg:y="1.1642in" draw:caption-point-x="-8.8614in" draw:caption-point-y="-1.1642in">
              <dc:creator>bb</dc:creator>
              <dc:date>2008-05-12T00:00:00</dc:date>
              <text:p><text:span text:style-name="T1">inter_do_not_gen_rtl_invalid3.pl</text:span></text:p>
            </office:annotation>
          </table:table-cell>
          <table:table-cell>
            <office:annotation draw:style-name="gr2" draw:text-style-name="P1" svg:width="2.1614in" svg:height="0.285in" svg:x="9.7504in" svg:y="1.1642in" draw:caption-point-x="-9.7504in" draw:caption-point-y="-1.1642in">
              <dc:creator>bb</dc:creator>
              <dc:date>2008-05-12T00:00:00</dc:date>
              <text:p><text:span text:style-name="T1">inter_do_not_gen_rtl_invalid5.pl</text:span></text:p>
            </office:annotation>
          </table:table-cell>
          <table:table-cell>
            <office:annotation draw:style-name="gr2" draw:text-style-name="P1" svg:width="2.2063in" svg:height="0.285in" svg:x="10.7579in" svg:y="1.1642in" draw:caption-point-x="-10.7579in" draw:caption-point-y="-1.1642in">
              <dc:creator>bb</dc:creator>
              <dc:date>2008-05-12T00:00:00</dc:date>
              <text:p><text:span text:style-name="T1">inter_do_not_gen_rtl_invalid5.pl</text:span></text:p>
            </office:annotation>
          </table:table-cell>
          <table:table-cell>
            <office:annotation draw:style-name="gr2" draw:text-style-name="P1" svg:width="1.1413in" svg:height="0.4909in" svg:x="11.7437in" svg:y="1.1642in" draw:caption-point-x="-11.7437in" draw:caption-point-y="-1.1642in">
              <dc:creator>bb</dc:creator>
              <dc:date>2008-05-12T00:00:00</dc:date>
              <text:p><text:span text:style-name="T1">inter_do_not_gen_rtl_invalid5.pl</text:span></text:p>
            </office:annotation>
          </table:table-cell>
          <table:table-cell>
            <office:annotation draw:style-name="gr2" draw:text-style-name="P1" svg:width="1.1413in" svg:height="0.4909in" svg:x="12.6335in" svg:y="1.1642in" draw:caption-point-x="-12.6335in" draw:caption-point-y="-1.1642in">
              <dc:creator>bb</dc:creator>
              <dc:date>2008-05-12T00:00:00</dc:date>
              <text:p><text:span text:style-name="T1">inter_do_not_gen_rtl_invalid5.pl</text:span></text:p>
            </office:annotation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Reg instance</text:p>
          </table:table-cell>
          <table:table-cell table:style-name="ce9">
            <office:annotation draw:style-name="gr2" draw:text-style-name="P1" svg:width="2.1606in" svg:height="0.285in" svg:x="3.0976in" svg:y="1.3835in" draw:caption-point-x="-3.0976in" draw:caption-point-y="-1.3835in">
              <dc:creator>bb</dc:creator>
              <dc:date>2008-05-10T00:00:00</dc:date>
              <text:p><text:span text:style-name="T1">inter_do_not_gen_rtl_invalid1.pl</text:span></text:p>
            </office:annotation>
          </table:table-cell>
          <table:table-cell table:style-name="ce9">
            <office:annotation draw:style-name="gr2" draw:text-style-name="P1" svg:width="2.2244in" svg:height="0.285in" svg:x="3.9118in" svg:y="1.3835in" draw:caption-point-x="-3.9118in" draw:caption-point-y="-1.3835in">
              <dc:creator>bb</dc:creator>
              <dc:date>2008-05-10T00:00:00</dc:date>
              <text:p><text:span text:style-name="T1">inter_do_not_gen_rtl_invalid1.pl</text:span></text:p>
            </office:annotation>
          </table:table-cell>
          <table:table-cell table:style-name="ce9">
            <office:annotation draw:style-name="gr2" draw:text-style-name="P1" svg:width="2.0291in" svg:height="0.285in" svg:x="4.8228in" svg:y="1.3835in" draw:caption-point-x="-4.8228in" draw:caption-point-y="-1.3835in">
              <dc:creator>bb</dc:creator>
              <dc:date>2008-05-10T00:00:00</dc:date>
              <text:p><text:span text:style-name="T1">inter_do_not_gen_rtl_invalid1.pl</text:span></text:p>
            </office:annotation>
          </table:table-cell>
          <table:table-cell table:style-name="ce9">
            <office:annotation draw:style-name="gr2" draw:text-style-name="P1" svg:width="2.2858in" svg:height="0.285in" svg:x="5.4657in" svg:y="1.3835in" draw:caption-point-x="-5.4657in" draw:caption-point-y="-1.3835in">
              <dc:creator>bb</dc:creator>
              <dc:date>2008-05-10T00:00:00</dc:date>
              <text:p><text:span text:style-name="T1">inter_do_not_gen_rtl_invalid1.pl</text:span></text:p>
            </office:annotation>
          </table:table-cell>
          <table:table-cell table:style-name="ce9">
            <office:annotation draw:style-name="gr2" draw:text-style-name="P1" svg:width="2.1106in" svg:height="0.285in" svg:x="6.1941in" svg:y="1.3835in" draw:caption-point-x="-6.1941in" draw:caption-point-y="-1.3835in">
              <dc:creator>bb</dc:creator>
              <dc:date>2008-05-10T00:00:00</dc:date>
              <text:p><text:span text:style-name="T1">inter_do_not_gen_rtl_invalid1.pl</text:span></text:p>
            </office:annotation>
          </table:table-cell>
          <table:table-cell>
            <office:annotation draw:style-name="gr2" draw:text-style-name="P1" svg:width="1.9264in" svg:height="0.4909in" svg:x="7.0831in" svg:y="1.3835in" draw:caption-point-x="-7.0831in" draw:caption-point-y="-1.3835in">
              <dc:creator>bb</dc:creator>
              <dc:date>2008-05-10T00:00:00</dc:date>
              <text:p><text:span text:style-name="T1">inter_do_not_gen_rtl_invalid1.pl</text:span></text:p>
            </office:annotation>
          </table:table-cell>
          <table:table-cell>
            <office:annotation draw:style-name="gr2" draw:text-style-name="P1" svg:width="2.1169in" svg:height="0.285in" svg:x="7.9724in" svg:y="1.3835in" draw:caption-point-x="-7.9724in" draw:caption-point-y="-1.3835in">
              <dc:creator>bb</dc:creator>
              <dc:date>2008-05-12T00:00:00</dc:date>
              <text:p><text:span text:style-name="T1">inter_do_not_gen_rtl_invalid3.pl</text:span></text:p>
            </office:annotation>
          </table:table-cell>
          <table:table-cell>
            <office:annotation draw:style-name="gr2" draw:text-style-name="P1" svg:width="2.1717in" svg:height="0.285in" svg:x="8.8614in" svg:y="1.3835in" draw:caption-point-x="-8.8614in" draw:caption-point-y="-1.3835in">
              <dc:creator>bb</dc:creator>
              <dc:date>2008-05-12T00:00:00</dc:date>
              <text:p><text:span text:style-name="T1">inter_do_not_gen_rtl_invalid3.pl</text:span></text:p>
            </office:annotation>
          </table:table-cell>
          <table:table-cell>
            <office:annotation draw:style-name="gr2" draw:text-style-name="P1" svg:width="2.0098in" svg:height="0.285in" svg:x="9.7504in" svg:y="1.3835in" draw:caption-point-x="-9.7504in" draw:caption-point-y="-1.3835in">
              <dc:creator>bb</dc:creator>
              <dc:date>2008-05-12T00:00:00</dc:date>
              <text:p><text:span text:style-name="T1">inter_do_not_gen_rtl_invalid5.pl</text:span></text:p>
            </office:annotation>
          </table:table-cell>
          <table:table-cell>
            <office:annotation draw:style-name="gr2" draw:text-style-name="P1" svg:width="2.1197in" svg:height="0.285in" svg:x="10.7579in" svg:y="1.3835in" draw:caption-point-x="-10.7579in" draw:caption-point-y="-1.3835in">
              <dc:creator>bb</dc:creator>
              <dc:date>2008-05-12T00:00:00</dc:date>
              <text:p><text:span text:style-name="T1">inter_do_not_gen_rtl_invalid5.pl</text:span></text:p>
            </office:annotation>
          </table:table-cell>
          <table:table-cell>
            <office:annotation draw:style-name="gr2" draw:text-style-name="P1" svg:width="1.1413in" svg:height="0.4909in" svg:x="11.7437in" svg:y="1.3835in" draw:caption-point-x="-11.7437in" draw:caption-point-y="-1.3835in">
              <dc:creator>bb</dc:creator>
              <dc:date>2008-05-12T00:00:00</dc:date>
              <text:p><text:span text:style-name="T1">inter_do_not_gen_rtl_invalid5.pl</text:span></text:p>
            </office:annotation>
          </table:table-cell>
          <table:table-cell>
            <office:annotation draw:style-name="gr2" draw:text-style-name="P1" svg:width="1.1413in" svg:height="0.4909in" svg:x="12.6335in" svg:y="1.3835in" draw:caption-point-x="-12.6335in" draw:caption-point-y="-1.3835in">
              <dc:creator>bb</dc:creator>
              <dc:date>2008-05-12T00:00:00</dc:date>
              <text:p><text:span text:style-name="T1">inter_do_not_gen_rtl_invalid5.pl</text:span></text:p>
            </office:annotation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Rf instance</text:p>
          </table:table-cell>
          <table:table-cell table:style-name="ce9">
            <office:annotation draw:style-name="gr2" draw:text-style-name="P1" svg:width="2.0953in" svg:height="0.285in" svg:x="3.0976in" svg:y="1.6028in" draw:caption-point-x="-3.0976in" draw:caption-point-y="-1.6028in">
              <dc:creator>bb</dc:creator>
              <dc:date>2008-05-10T00:00:00</dc:date>
              <text:p><text:span text:style-name="T1">inter_do_not_gen_rtl_invalid2.pl</text:span></text:p>
            </office:annotation>
          </table:table-cell>
          <table:table-cell table:style-name="ce9">
            <office:annotation draw:style-name="gr2" draw:text-style-name="P1" svg:width="2.2138in" svg:height="0.285in" svg:x="3.9118in" svg:y="1.6028in" draw:caption-point-x="-3.9118in" draw:caption-point-y="-1.6028in">
              <dc:creator>bb</dc:creator>
              <dc:date>2008-05-10T00:00:00</dc:date>
              <text:p><text:span text:style-name="T1">inter_do_not_gen_rtl_invalid2.pl</text:span></text:p>
            </office:annotation>
          </table:table-cell>
          <table:table-cell table:style-name="ce9">
            <office:annotation draw:style-name="gr2" draw:text-style-name="P1" svg:width="2.0118in" svg:height="0.285in" svg:x="4.8228in" svg:y="1.6028in" draw:caption-point-x="-4.8228in" draw:caption-point-y="-1.6028in">
              <dc:creator>bb</dc:creator>
              <dc:date>2008-05-12T00:00:00</dc:date>
              <text:p><text:span text:style-name="T1">inter_do_not_gen_rtl_invalid2.pl</text:span></text:p>
            </office:annotation>
          </table:table-cell>
          <table:table-cell table:style-name="ce9">
            <office:annotation draw:style-name="gr2" draw:text-style-name="P1" svg:width="2.237in" svg:height="0.285in" svg:x="5.4657in" svg:y="1.6028in" draw:caption-point-x="-5.4657in" draw:caption-point-y="-1.6028in">
              <dc:creator>bb</dc:creator>
              <dc:date>2008-05-12T00:00:00</dc:date>
              <text:p><text:span text:style-name="T1">inter_do_not_gen_rtl_invalid2.pl</text:span></text:p>
            </office:annotation>
          </table:table-cell>
          <table:table-cell table:style-name="ce9">
            <office:annotation draw:style-name="gr2" draw:text-style-name="P1" svg:width="2.0512in" svg:height="0.285in" svg:x="6.1941in" svg:y="1.6028in" draw:caption-point-x="-6.1941in" draw:caption-point-y="-1.6028in">
              <dc:creator>bb</dc:creator>
              <dc:date>2008-05-12T00:00:00</dc:date>
              <text:p><text:span text:style-name="T1">inter_do_not_gen_rtl_invalid2.pl</text:span></text:p>
            </office:annotation>
          </table:table-cell>
          <table:table-cell>
            <office:annotation draw:style-name="gr2" draw:text-style-name="P1" svg:width="2.1972in" svg:height="0.285in" svg:x="7.0831in" svg:y="1.6028in" draw:caption-point-x="-7.0831in" draw:caption-point-y="-1.6028in">
              <dc:creator>bb</dc:creator>
              <dc:date>2008-05-10T00:00:00</dc:date>
              <text:p><text:span text:style-name="T1">inter_do_not_gen_rtl_invalid1.pl</text:span></text:p>
            </office:annotation>
          </table:table-cell>
          <table:table-cell>
            <office:annotation draw:style-name="gr2" draw:text-style-name="P1" svg:width="2.1713in" svg:height="0.285in" svg:x="7.9724in" svg:y="1.6028in" draw:caption-point-x="-7.9724in" draw:caption-point-y="-1.6028in">
              <dc:creator>bb</dc:creator>
              <dc:date>2008-05-12T00:00:00</dc:date>
              <text:p><text:span text:style-name="T1">inter_do_not_gen_rtl_invalid3.pl</text:span></text:p>
            </office:annotation>
          </table:table-cell>
          <table:table-cell>
            <office:annotation draw:style-name="gr2" draw:text-style-name="P1" svg:width="2.074in" svg:height="0.285in" svg:x="8.8614in" svg:y="1.6028in" draw:caption-point-x="-8.8614in" draw:caption-point-y="-1.6028in">
              <dc:creator>bb</dc:creator>
              <dc:date>2008-05-12T00:00:00</dc:date>
              <text:p><text:span text:style-name="T1">inter_do_not_gen_rtl_invalid3.pl</text:span></text:p>
            </office:annotation>
          </table:table-cell>
          <table:table-cell>
            <office:annotation draw:style-name="gr2" draw:text-style-name="P1" svg:width="2.1075in" svg:height="0.285in" svg:x="9.7504in" svg:y="1.6028in" draw:caption-point-x="-9.7504in" draw:caption-point-y="-1.6028in">
              <dc:creator>bb</dc:creator>
              <dc:date>2008-05-12T00:00:00</dc:date>
              <text:p><text:span text:style-name="T1">inter_do_not_gen_rtl_invalid5.pl</text:span></text:p>
            </office:annotation>
          </table:table-cell>
          <table:table-cell>
            <office:annotation draw:style-name="gr2" draw:text-style-name="P1" svg:width="2.098in" svg:height="0.285in" svg:x="10.7579in" svg:y="1.6028in" draw:caption-point-x="-10.7579in" draw:caption-point-y="-1.6028in">
              <dc:creator>bb</dc:creator>
              <dc:date>2008-05-12T00:00:00</dc:date>
              <text:p><text:span text:style-name="T1">inter_do_not_gen_rtl_invalid5.pl</text:span></text:p>
            </office:annotation>
          </table:table-cell>
          <table:table-cell>
            <office:annotation draw:style-name="gr2" draw:text-style-name="P1" svg:width="1.1413in" svg:height="0.4909in" svg:x="11.7437in" svg:y="1.6028in" draw:caption-point-x="-11.7437in" draw:caption-point-y="-1.6028in">
              <dc:creator>bb</dc:creator>
              <dc:date>2008-05-12T00:00:00</dc:date>
              <text:p><text:span text:style-name="T1">inter_do_not_gen_rtl_invalid5.pl</text:span></text:p>
            </office:annotation>
          </table:table-cell>
          <table:table-cell>
            <office:annotation draw:style-name="gr2" draw:text-style-name="P1" svg:width="1.1413in" svg:height="0.4909in" svg:x="12.6335in" svg:y="1.6028in" draw:caption-point-x="-12.6335in" draw:caption-point-y="-1.6028in">
              <dc:creator>bb</dc:creator>
              <dc:date>2008-05-12T00:00:00</dc:date>
              <text:p><text:span text:style-name="T1">inter_do_not_gen_rtl_invalid5.pl</text:span></text:p>
            </office:annotation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Fifo instance</text:p>
          </table:table-cell>
          <table:table-cell table:style-name="ce9">
            <office:annotation draw:style-name="gr2" draw:text-style-name="P1" svg:width="2.1858in" svg:height="0.285in" svg:x="3.0976in" svg:y="1.822in" draw:caption-point-x="-3.0976in" draw:caption-point-y="-1.822in">
              <dc:creator>bb</dc:creator>
              <dc:date>2008-05-12T00:00:00</dc:date>
              <text:p><text:span text:style-name="T1">inter_do_not_gen_rtl_invalid2.pl</text:span></text:p>
            </office:annotation>
          </table:table-cell>
          <table:table-cell table:style-name="ce9">
            <office:annotation draw:style-name="gr2" draw:text-style-name="P1" svg:width="2.1744in" svg:height="0.285in" svg:x="3.9118in" svg:y="1.822in" draw:caption-point-x="-3.9118in" draw:caption-point-y="-1.822in">
              <dc:creator>bb</dc:creator>
              <dc:date>2008-05-12T00:00:00</dc:date>
              <text:p><text:span text:style-name="T1">inter_do_not_gen_rtl_invalid2.pl</text:span></text:p>
            </office:annotation>
          </table:table-cell>
          <table:table-cell table:style-name="ce9">
            <office:annotation draw:style-name="gr2" draw:text-style-name="P1" svg:width="2.0228in" svg:height="0.285in" svg:x="4.8228in" svg:y="1.822in" draw:caption-point-x="-4.8228in" draw:caption-point-y="-1.822in">
              <dc:creator>bb</dc:creator>
              <dc:date>2008-05-12T00:00:00</dc:date>
              <text:p><text:span text:style-name="T1">inter_do_not_gen_rtl_invalid2.pl</text:span></text:p>
            </office:annotation>
          </table:table-cell>
          <table:table-cell table:style-name="ce9">
            <office:annotation draw:style-name="gr2" draw:text-style-name="P1" svg:width="2.1394in" svg:height="0.285in" svg:x="5.4657in" svg:y="1.822in" draw:caption-point-x="-5.4657in" draw:caption-point-y="-1.822in">
              <dc:creator>bb</dc:creator>
              <dc:date>2008-05-12T00:00:00</dc:date>
              <text:p><text:span text:style-name="T1">inter_do_not_gen_rtl_invalid2.pl</text:span></text:p>
            </office:annotation>
          </table:table-cell>
          <table:table-cell table:style-name="ce9">
            <office:annotation draw:style-name="gr2" draw:text-style-name="P1" svg:width="2.1378in" svg:height="0.285in" svg:x="6.1941in" svg:y="1.822in" draw:caption-point-x="-6.1941in" draw:caption-point-y="-1.822in">
              <dc:creator>bb</dc:creator>
              <dc:date>2008-05-12T00:00:00</dc:date>
              <text:p><text:span text:style-name="T1">inter_do_not_gen_rtl_invalid2.pl</text:span></text:p>
            </office:annotation>
          </table:table-cell>
          <table:table-cell>
            <office:annotation draw:style-name="gr2" draw:text-style-name="P1" svg:width="2.1646in" svg:height="0.285in" svg:x="7.0831in" svg:y="1.822in" draw:caption-point-x="-7.0831in" draw:caption-point-y="-1.822in">
              <dc:creator>bb</dc:creator>
              <dc:date>2008-05-10T00:00:00</dc:date>
              <text:p><text:span text:style-name="T1">inter_do_not_gen_rtl_invalid1.pl</text:span></text:p>
            </office:annotation>
          </table:table-cell>
          <table:table-cell>
            <office:annotation draw:style-name="gr2" draw:text-style-name="P1" svg:width="2.0087in" svg:height="0.285in" svg:x="7.9724in" svg:y="1.822in" draw:caption-point-x="-7.9724in" draw:caption-point-y="-1.822in">
              <dc:creator>bb</dc:creator>
              <dc:date>2008-05-12T00:00:00</dc:date>
              <text:p><text:span text:style-name="T1">inter_do_not_gen_rtl_invalid3.pl</text:span></text:p>
            </office:annotation>
          </table:table-cell>
          <table:table-cell>
            <office:annotation draw:style-name="gr2" draw:text-style-name="P1" svg:width="2.1717in" svg:height="0.285in" svg:x="8.8614in" svg:y="1.822in" draw:caption-point-x="-8.8614in" draw:caption-point-y="-1.822in">
              <dc:creator>bb</dc:creator>
              <dc:date>2008-05-12T00:00:00</dc:date>
              <text:p><text:span text:style-name="T1">inter_do_not_gen_rtl_invalid3.pl</text:span></text:p>
            </office:annotation>
          </table:table-cell>
          <table:table-cell>
            <office:annotation draw:style-name="gr2" draw:text-style-name="P1" svg:width="2.1508in" svg:height="0.285in" svg:x="9.7504in" svg:y="1.822in" draw:caption-point-x="-9.7504in" draw:caption-point-y="-1.822in">
              <dc:creator>bb</dc:creator>
              <dc:date>2008-05-12T00:00:00</dc:date>
              <text:p><text:span text:style-name="T1">inter_do_not_gen_rtl_invalid5.pl</text:span></text:p>
            </office:annotation>
          </table:table-cell>
          <table:table-cell>
            <office:annotation draw:style-name="gr2" draw:text-style-name="P1" svg:width="2.163in" svg:height="0.285in" svg:x="10.7579in" svg:y="1.822in" draw:caption-point-x="-10.7579in" draw:caption-point-y="-1.822in">
              <dc:creator>bb</dc:creator>
              <dc:date>2008-05-12T00:00:00</dc:date>
              <text:p><text:span text:style-name="T1">inter_do_not_gen_rtl_invalid5.pl</text:span></text:p>
            </office:annotation>
          </table:table-cell>
          <table:table-cell>
            <office:annotation draw:style-name="gr2" draw:text-style-name="P1" svg:width="1.1413in" svg:height="0.4909in" svg:x="11.7437in" svg:y="1.822in" draw:caption-point-x="-11.7437in" draw:caption-point-y="-1.822in">
              <dc:creator>bb</dc:creator>
              <dc:date>2008-05-12T00:00:00</dc:date>
              <text:p><text:span text:style-name="T1">inter_do_not_gen_rtl_invalid5.pl</text:span></text:p>
            </office:annotation>
          </table:table-cell>
          <table:table-cell>
            <office:annotation draw:style-name="gr2" draw:text-style-name="P1" svg:width="1.1413in" svg:height="0.4909in" svg:x="12.6335in" svg:y="1.822in" draw:caption-point-x="-12.6335in" draw:caption-point-y="-1.822in">
              <dc:creator>bb</dc:creator>
              <dc:date>2008-05-12T00:00:00</dc:date>
              <text:p><text:span text:style-name="T1">inter_do_not_gen_rtl_invalid5.pl</text:span></text:p>
            </office:annotation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Mem instance</text:p>
          </table:table-cell>
          <table:table-cell table:style-name="ce9">
            <office:annotation draw:style-name="gr2" draw:text-style-name="P1" svg:width="2.1425in" svg:height="0.285in" svg:x="3.0976in" svg:y="2.0413in" draw:caption-point-x="-3.0976in" draw:caption-point-y="-2.0413in">
              <dc:creator>bb</dc:creator>
              <dc:date>2008-05-12T00:00:00</dc:date>
              <text:p><text:span text:style-name="T1">inter_do_not_gen_rtl_invalid2.pl</text:span></text:p>
            </office:annotation>
          </table:table-cell>
          <table:table-cell table:style-name="ce9">
            <office:annotation draw:style-name="gr2" draw:text-style-name="P1" svg:width="2.0441in" svg:height="0.285in" svg:x="3.9118in" svg:y="2.0413in" draw:caption-point-x="-3.9118in" draw:caption-point-y="-2.0413in">
              <dc:creator>bb</dc:creator>
              <dc:date>2008-05-12T00:00:00</dc:date>
              <text:p><text:span text:style-name="T1">inter_do_not_gen_rtl_invalid2.pl</text:span></text:p>
            </office:annotation>
          </table:table-cell>
          <table:table-cell table:style-name="ce9">
            <office:annotation draw:style-name="gr2" draw:text-style-name="P1" svg:width="2.1965in" svg:height="0.285in" svg:x="4.8228in" svg:y="2.0413in" draw:caption-point-x="-4.8228in" draw:caption-point-y="-2.0413in">
              <dc:creator>bb</dc:creator>
              <dc:date>2008-05-12T00:00:00</dc:date>
              <text:p><text:span text:style-name="T1">inter_do_not_gen_rtl_invalid2.pl</text:span></text:p>
            </office:annotation>
          </table:table-cell>
          <table:table-cell table:style-name="ce9">
            <office:annotation draw:style-name="gr2" draw:text-style-name="P1" svg:width="2.0307in" svg:height="0.285in" svg:x="5.4657in" svg:y="2.0413in" draw:caption-point-x="-5.4657in" draw:caption-point-y="-2.0413in">
              <dc:creator>bb</dc:creator>
              <dc:date>2008-05-12T00:00:00</dc:date>
              <text:p><text:span text:style-name="T1">inter_do_not_gen_rtl_invalid2.pl</text:span></text:p>
            </office:annotation>
          </table:table-cell>
          <table:table-cell table:style-name="ce9">
            <office:annotation draw:style-name="gr2" draw:text-style-name="P1" svg:width="2.0402in" svg:height="0.285in" svg:x="6.1941in" svg:y="2.0413in" draw:caption-point-x="-6.1941in" draw:caption-point-y="-2.0413in">
              <dc:creator>bb</dc:creator>
              <dc:date>2008-05-12T00:00:00</dc:date>
              <text:p><text:span text:style-name="T1">inter_do_not_gen_rtl_invalid2.pl</text:span></text:p>
            </office:annotation>
          </table:table-cell>
          <table:table-cell>
            <office:annotation draw:style-name="gr2" draw:text-style-name="P1" svg:width="2.2299in" svg:height="0.285in" svg:x="7.0831in" svg:y="2.0413in" draw:caption-point-x="-7.0831in" draw:caption-point-y="-2.0413in">
              <dc:creator>bb</dc:creator>
              <dc:date>2008-05-10T00:00:00</dc:date>
              <text:p><text:span text:style-name="T1">inter_do_not_gen_rtl_invalid1.pl</text:span></text:p>
            </office:annotation>
          </table:table-cell>
          <table:table-cell>
            <office:annotation draw:style-name="gr2" draw:text-style-name="P1" svg:width="2.1929in" svg:height="0.285in" svg:x="7.9724in" svg:y="2.0413in" draw:caption-point-x="-7.9724in" draw:caption-point-y="-2.0413in">
              <dc:creator>bb</dc:creator>
              <dc:date>2008-05-12T00:00:00</dc:date>
              <text:p><text:span text:style-name="T1">inter_do_not_gen_rtl_invalid3.pl</text:span></text:p>
            </office:annotation>
          </table:table-cell>
          <table:table-cell>
            <office:annotation draw:style-name="gr2" draw:text-style-name="P1" svg:width="2.1283in" svg:height="0.285in" svg:x="8.8614in" svg:y="2.0413in" draw:caption-point-x="-8.8614in" draw:caption-point-y="-2.0413in">
              <dc:creator>bb</dc:creator>
              <dc:date>2008-05-12T00:00:00</dc:date>
              <text:p><text:span text:style-name="T1">inter_do_not_gen_rtl_invalid3.pl</text:span></text:p>
            </office:annotation>
          </table:table-cell>
          <table:table-cell>
            <office:annotation draw:style-name="gr2" draw:text-style-name="P1" svg:width="2.1181in" svg:height="0.285in" svg:x="9.7504in" svg:y="2.0413in" draw:caption-point-x="-9.7504in" draw:caption-point-y="-2.0413in">
              <dc:creator>bb</dc:creator>
              <dc:date>2008-05-12T00:00:00</dc:date>
              <text:p><text:span text:style-name="T1">inter_do_not_gen_rtl_invalid5.pl</text:span></text:p>
            </office:annotation>
          </table:table-cell>
          <table:table-cell>
            <office:annotation draw:style-name="gr2" draw:text-style-name="P1" svg:width="2.087in" svg:height="0.285in" svg:x="10.7579in" svg:y="2.0413in" draw:caption-point-x="-10.7579in" draw:caption-point-y="-2.0413in">
              <dc:creator>bb</dc:creator>
              <dc:date>2008-05-12T00:00:00</dc:date>
              <text:p><text:span text:style-name="T1">inter_do_not_gen_rtl_invalid5.pl</text:span></text:p>
            </office:annotation>
          </table:table-cell>
          <table:table-cell>
            <office:annotation draw:style-name="gr2" draw:text-style-name="P1" svg:width="1.1413in" svg:height="0.4909in" svg:x="11.7437in" svg:y="2.0413in" draw:caption-point-x="-11.7437in" draw:caption-point-y="-2.0413in">
              <dc:creator>bb</dc:creator>
              <dc:date>2008-05-12T00:00:00</dc:date>
              <text:p><text:span text:style-name="T1">inter_do_not_gen_rtl_invalid5.pl</text:span></text:p>
            </office:annotation>
          </table:table-cell>
          <table:table-cell>
            <office:annotation draw:style-name="gr2" draw:text-style-name="P1" svg:width="1.1413in" svg:height="0.4909in" svg:x="12.6335in" svg:y="2.0413in" draw:caption-point-x="-12.6335in" draw:caption-point-y="-2.0413in">
              <dc:creator>bb</dc:creator>
              <dc:date>2008-05-12T00:00:00</dc:date>
              <text:p><text:span text:style-name="T1">inter_do_not_gen_rtl_invalid5.pl</text:span></text:p>
            </office:annotation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13"/>
          <table:table-cell table:number-columns-repeated="2"/>
        </table:table-row>
        <table:table-row table:style-name="ro1">
          <table:table-cell/>
          <table:table-cell table:style-name="Default" table:number-columns-repeated="9"/>
          <table:table-cell table:style-name="ce11"/>
          <table:table-cell table:style-name="Default" office:value-type="string">
            <text:p><text:s/>- legal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9"/>
          <table:table-cell table:style-name="ce12"/>
          <table:table-cell table:style-name="Default" office:value-type="string">
            <text:p><text:s/>- illegal</text:p>
          </table:table-cell>
          <table:table-cell table:style-name="Default" table:number-columns-repeated="2"/>
          <table:table-cell table:number-columns-repeated="2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2">05/12/2008</text:date>, <text:time>19:0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booo buuuu</meta:initial-creator>
    <meta:creation-date>2008-05-06T16:43:09</meta:creation-date>
    <dc:creator>booo buuuu</dc:creator>
    <dc:date>2008-05-12T19:01:27</dc:date>
    <dc:language>en-US</dc:language>
    <meta:editing-cycles>94</meta:editing-cycles>
    <meta:editing-duration>PT10H1M25S</meta:editing-duration>
    <meta:user-defined meta:name="Info 1"/>
    <meta:user-defined meta:name="Info 2"/>
    <meta:user-defined meta:name="Info 3"/>
    <meta:user-defined meta:name="Info 4"/>
    <meta:document-statistic meta:table-count="3" meta:cell-count="158"/>
  </office:meta>
</office:document-meta>
</file>